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fo:font-style="normal" style:font-style-asian="normal" style:font-style-complex="normal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Kanar</text:h>
      <text:p text:style-name="Standard">Pewnego dnia jakiś nieznajomy zatrzymał mnie i powiedział ze złością w głosie:</text:p>
      <text:list xml:id="list256283676" text:style-name="L1">
        <text:list-item>
          <text:p text:style-name="P3">Bilet do kontroli poproszę.</text:p>
        </text:list-item>
      </text:list>
      <text:p text:style-name="P2">Wyrwany z porannej drzemki w pociągu, zaspanym głosem odpowiedziałem mu:</text:p>
      <text:list xml:id="list2003441794" text:style-name="L2">
        <text:list-item>
          <text:list>
            <text:list-item>
              <text:p text:style-name="P4">Słucham?</text:p>
            </text:list-item>
            <text:list-item>
              <text:p text:style-name="P4">Bilet, bilet do kontroli proszę – powtórzył nieznajomy.</text:p>
            </text:list-item>
            <text:list-item>
              <text:p text:style-name="P4">Trąbka – odpowiedziałem.</text:p>
            </text:list-item>
            <text:list-item>
              <text:p text:style-name="P4">Jaka trąbka?</text:p>
            </text:list-item>
            <text:list-item>
              <text:p text:style-name="P4">Jaki bilet?</text:p>
            </text:list-item>
          </text:list>
        </text:list-item>
      </text:list>
      <text:p text:style-name="P2">Rozbawiony kanar zrezygnował ze sprawdzenia biletu, a ja postanowiłem kontynuować przyjemny se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Marek Mat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13T10:34:57</dc:date>
    <meta:editing-duration>PT00H16M40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11" meta:word-count="63" meta:character-count="405"/>
  </office:meta>
</office:document-meta>
</file>